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ite_name_197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levation_meters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304" calcext:value-type="float">
            <text:p>304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410" calcext:value-type="float">
            <text:p>410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603" calcext:value-type="float">
            <text:p>603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751" calcext:value-type="float">
            <text:p>751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440" calcext:value-type="float">
            <text:p>440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1037" calcext:value-type="float">
            <text:p>1037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1035" calcext:value-type="float">
            <text:p>1035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956" calcext:value-type="float">
            <text:p>956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Isleta</text:p>
          </table:table-cell>
          <table:table-cell office:value-type="string" calcext:value-type="string">
            <text:p>Shiewhibak</text:p>
          </table:table-cell>
          <table:table-cell office:value-type="float" office:value="1051" calcext:value-type="float">
            <text:p>1051</text:p>
          </table:table-cell>
          <table:table-cell office:value-type="float" office:value="34.908611" calcext:value-type="float">
            <text:p>34.908611</text:p>
          </table:table-cell>
          <table:table-cell office:value-type="float" office:value="-106.691667" calcext:value-type="float">
            <text:p>-106.69166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1052" calcext:value-type="float">
            <text:p>1052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820" calcext:value-type="float">
            <text:p>820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757" calcext:value-type="float">
            <text:p>757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367" calcext:value-type="float">
            <text:p>367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523" calcext:value-type="float">
            <text:p>523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582" calcext:value-type="float">
            <text:p>582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492" calcext:value-type="float">
            <text:p>492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691" calcext:value-type="float">
            <text:p>691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coma</text:p>
          </table:table-cell>
          <table:table-cell office:value-type="string" calcext:value-type="string">
            <text:p>ʔáák’u</text:p>
          </table:table-cell>
          <table:table-cell office:value-type="float" office:value="1376" calcext:value-type="float">
            <text:p>1376</text:p>
          </table:table-cell>
          <table:table-cell office:value-type="float" office:value="34.896389" calcext:value-type="float">
            <text:p>34.896389</text:p>
          </table:table-cell>
          <table:table-cell office:value-type="float" office:value="-107.581944" calcext:value-type="float">
            <text:p>-107.581944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600" calcext:value-type="float">
            <text:p>600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668" calcext:value-type="float">
            <text:p>668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802" calcext:value-type="float">
            <text:p>802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749" calcext:value-type="float">
            <text:p>749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929" calcext:value-type="float">
            <text:p>929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970" calcext:value-type="float">
            <text:p>970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1077" calcext:value-type="float">
            <text:p>1077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1472" calcext:value-type="float">
            <text:p>1472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Kawaika</text:p>
          </table:table-cell>
          <table:table-cell office:value-type="float" office:value="1655" calcext:value-type="float">
            <text:p>1655</text:p>
          </table:table-cell>
          <table:table-cell office:value-type="float" office:value="35.018889" calcext:value-type="float">
            <text:p>35.018889</text:p>
          </table:table-cell>
          <table:table-cell office:value-type="float" office:value="-107.384444" calcext:value-type="float">
            <text:p>-107.38444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664" calcext:value-type="float">
            <text:p>664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1935" calcext:value-type="float">
            <text:p>1935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2716" calcext:value-type="float">
            <text:p>2716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1294" calcext:value-type="float">
            <text:p>1294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1300" calcext:value-type="float">
            <text:p>1300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1547" calcext:value-type="float">
            <text:p>1547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1525" calcext:value-type="float">
            <text:p>1525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1667" calcext:value-type="float">
            <text:p>1667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Shiwinna</text:p>
          </table:table-cell>
          <table:table-cell office:value-type="float" office:value="2564" calcext:value-type="float">
            <text:p>2564</text:p>
          </table:table-cell>
          <table:table-cell office:value-type="float" office:value="35.069444" calcext:value-type="float">
            <text:p>35.069444</text:p>
          </table:table-cell>
          <table:table-cell office:value-type="float" office:value="-108.846667" calcext:value-type="float">
            <text:p>-108.846667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291" calcext:value-type="float">
            <text:p>291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304" calcext:value-type="float">
            <text:p>304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116" calcext:value-type="float">
            <text:p>116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241" calcext:value-type="float">
            <text:p>241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217" calcext:value-type="float">
            <text:p>217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150" calcext:value-type="float">
            <text:p>150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81" calcext:value-type="float">
            <text:p>81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73" calcext:value-type="float">
            <text:p>73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uf Shur Tia</text:p>
          </table:table-cell>
          <table:table-cell office:value-type="float" office:value="150" calcext:value-type="float">
            <text:p>150</text:p>
          </table:table-cell>
          <table:table-cell office:value-type="float" office:value="35.2559" calcext:value-type="float">
            <text:p>35.2559</text:p>
          </table:table-cell>
          <table:table-cell office:value-type="float" office:value="106.572" calcext:value-type="float">
            <text:p>106.57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458" calcext:value-type="float">
            <text:p>458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532" calcext:value-type="float">
            <text:p>532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282" calcext:value-type="float">
            <text:p>282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800" calcext:value-type="float">
            <text:p>800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360" calcext:value-type="float">
            <text:p>360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501" calcext:value-type="float">
            <text:p>501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515" calcext:value-type="float">
            <text:p>515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502" calcext:value-type="float">
            <text:p>502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Katishtya</text:p>
          </table:table-cell>
          <table:table-cell office:value-type="float" office:value="721" calcext:value-type="float">
            <text:p>721</text:p>
          </table:table-cell>
          <table:table-cell office:value-type="float" office:value="35.426944" calcext:value-type="float">
            <text:p>35.426944</text:p>
          </table:table-cell>
          <table:table-cell office:value-type="float" office:value="-106.443611" calcext:value-type="float">
            <text:p>-106.44361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404" calcext:value-type="float">
            <text:p>404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356" calcext:value-type="float">
            <text:p>356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634" calcext:value-type="float">
            <text:p>634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339" calcext:value-type="float">
            <text:p>339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316" calcext:value-type="float">
            <text:p>316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264" calcext:value-type="float">
            <text:p>264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228" calcext:value-type="float">
            <text:p>228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219" calcext:value-type="float">
            <text:p>219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Tamaiya</text:p>
          </table:table-cell>
          <table:table-cell office:value-type="float" office:value="285" calcext:value-type="float">
            <text:p>285</text:p>
          </table:table-cell>
          <table:table-cell office:value-type="float" office:value="35.345556" calcext:value-type="float">
            <text:p>35.345556</text:p>
          </table:table-cell>
          <table:table-cell office:value-type="float" office:value="-106.523333" calcext:value-type="float">
            <text:p>-106.52333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568" calcext:value-type="float">
            <text:p>568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275" calcext:value-type="float">
            <text:p>275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262" calcext:value-type="float">
            <text:p>262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124" calcext:value-type="float">
            <text:p>124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115" calcext:value-type="float">
            <text:p>115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113" calcext:value-type="float">
            <text:p>113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115" calcext:value-type="float">
            <text:p>115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109" calcext:value-type="float">
            <text:p>109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Tsi'ya</text:p>
          </table:table-cell>
          <table:table-cell office:value-type="float" office:value="145" calcext:value-type="float">
            <text:p>145</text:p>
          </table:table-cell>
          <table:table-cell office:value-type="float" office:value="35.503611" calcext:value-type="float">
            <text:p>35.503611</text:p>
          </table:table-cell>
          <table:table-cell office:value-type="float" office:value="-106.723333" calcext:value-type="float">
            <text:p>-106.72333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424" calcext:value-type="float">
            <text:p>424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650" calcext:value-type="float">
            <text:p>650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483" calcext:value-type="float">
            <text:p>483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666" calcext:value-type="float">
            <text:p>666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262" calcext:value-type="float">
            <text:p>262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930" calcext:value-type="float">
            <text:p>930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771" calcext:value-type="float">
            <text:p>771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817" calcext:value-type="float">
            <text:p>817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Kewa</text:p>
          </table:table-cell>
          <table:table-cell office:value-type="float" office:value="978" calcext:value-type="float">
            <text:p>978</text:p>
          </table:table-cell>
          <table:table-cell office:value-type="float" office:value="35.514444" calcext:value-type="float">
            <text:p>35.514444</text:p>
          </table:table-cell>
          <table:table-cell office:value-type="float" office:value="-106.363333" calcext:value-type="float">
            <text:p>-106.36333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373" calcext:value-type="float">
            <text:p>373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485" calcext:value-type="float">
            <text:p>485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272" calcext:value-type="float">
            <text:p>272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365" calcext:value-type="float">
            <text:p>365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650" calcext:value-type="float">
            <text:p>650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474" calcext:value-type="float">
            <text:p>474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452" calcext:value-type="float">
            <text:p>452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449" calcext:value-type="float">
            <text:p>449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Walatowa</text:p>
          </table:table-cell>
          <table:table-cell office:value-type="float" office:value="789" calcext:value-type="float">
            <text:p>789</text:p>
          </table:table-cell>
          <table:table-cell office:value-type="float" office:value="35.610556" calcext:value-type="float">
            <text:p>35.610556</text:p>
          </table:table-cell>
          <table:table-cell office:value-type="float" office:value="-106.7275" calcext:value-type="float">
            <text:p>-106.7275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450" calcext:value-type="float">
            <text:p>450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720" calcext:value-type="float">
            <text:p>720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505" calcext:value-type="float">
            <text:p>505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254" calcext:value-type="float">
            <text:p>254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172" calcext:value-type="float">
            <text:p>172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300" calcext:value-type="float">
            <text:p>300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247" calcext:value-type="float">
            <text:p>247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237" calcext:value-type="float">
            <text:p>237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Cochiti</text:p>
          </table:table-cell>
          <table:table-cell office:value-type="string" calcext:value-type="string">
            <text:p>Kotyit</text:p>
          </table:table-cell>
          <table:table-cell office:value-type="float" office:value="289" calcext:value-type="float">
            <text:p>289</text:p>
          </table:table-cell>
          <table:table-cell office:value-type="float" office:value="35.6089" calcext:value-type="float">
            <text:p>35.6089</text:p>
          </table:table-cell>
          <table:table-cell office:value-type="float" office:value="-106.3503" calcext:value-type="float">
            <text:p>-106.3503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232" calcext:value-type="float">
            <text:p>232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138" calcext:value-type="float">
            <text:p>138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155" calcext:value-type="float">
            <text:p>155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119" calcext:value-type="float">
            <text:p>119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97" calcext:value-type="float">
            <text:p>97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94" calcext:value-type="float">
            <text:p>94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80" calcext:value-type="float">
            <text:p>80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80" calcext:value-type="float">
            <text:p>80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Tetsuge Owingeh</text:p>
          </table:table-cell>
          <table:table-cell office:value-type="float" office:value="145" calcext:value-type="float">
            <text:p>145</text:p>
          </table:table-cell>
          <table:table-cell office:value-type="float" office:value="35.7617" calcext:value-type="float">
            <text:p>35.7617</text:p>
          </table:table-cell>
          <table:table-cell office:value-type="float" office:value="-105.9325" calcext:value-type="float">
            <text:p>-105.9325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204" calcext:value-type="float">
            <text:p>204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155" calcext:value-type="float">
            <text:p>155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178" calcext:value-type="float">
            <text:p>178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107" calcext:value-type="float">
            <text:p>107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107" calcext:value-type="float">
            <text:p>107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80" calcext:value-type="float">
            <text:p>80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81" calcext:value-type="float">
            <text:p>81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88" calcext:value-type="float">
            <text:p>88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Nambe</text:p>
          </table:table-cell>
          <table:table-cell office:value-type="string" calcext:value-type="string">
            <text:p>Nambe Owingeh</text:p>
          </table:table-cell>
          <table:table-cell office:value-type="float" office:value="96" calcext:value-type="float">
            <text:p>96</text:p>
          </table:table-cell>
          <table:table-cell office:value-type="float" office:value="35.884722" calcext:value-type="float">
            <text:p>35.884722</text:p>
          </table:table-cell>
          <table:table-cell office:value-type="float" office:value="-105.964444" calcext:value-type="float">
            <text:p>-105.964444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484" calcext:value-type="float">
            <text:p>484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240" calcext:value-type="float">
            <text:p>240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251" calcext:value-type="float">
            <text:p>251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319" calcext:value-type="float">
            <text:p>319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166" calcext:value-type="float">
            <text:p>166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189" calcext:value-type="float">
            <text:p>189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137" calcext:value-type="float">
            <text:p>137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114" calcext:value-type="float">
            <text:p>114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an Ildefonso</text:p>
          </table:table-cell>
          <table:table-cell office:value-type="string" calcext:value-type="string">
            <text:p>P'ohwhóge Owingeh</text:p>
          </table:table-cell>
          <table:table-cell office:value-type="float" office:value="152" calcext:value-type="float">
            <text:p>152</text:p>
          </table:table-cell>
          <table:table-cell office:value-type="float" office:value="35.897778" calcext:value-type="float">
            <text:p>35.897778</text:p>
          </table:table-cell>
          <table:table-cell office:value-type="float" office:value="-106.121944" calcext:value-type="float">
            <text:p>-106.121944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99" calcext:value-type="float">
            <text:p>99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53" calcext:value-type="float">
            <text:p>53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79" calcext:value-type="float">
            <text:p>79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48" calcext:value-type="float">
            <text:p>48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37" calcext:value-type="float">
            <text:p>37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18" calcext:value-type="float">
            <text:p>18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12" calcext:value-type="float">
            <text:p>12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16" calcext:value-type="float">
            <text:p>16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Pojoaque</text:p>
          </table:table-cell>
          <table:table-cell office:value-type="string" calcext:value-type="string">
            <text:p>P'osuwaege Owingeh</text:p>
          </table:table-cell>
          <table:table-cell office:value-type="float" office:value="2" calcext:value-type="float">
            <text:p>2</text:p>
          </table:table-cell>
          <table:table-cell office:value-type="float" office:value="35.890556" calcext:value-type="float">
            <text:p>35.890556</text:p>
          </table:table-cell>
          <table:table-cell office:value-type="float" office:value="-106.009444" calcext:value-type="float">
            <text:p>-106.00944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257" calcext:value-type="float">
            <text:p>257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134" calcext:value-type="float">
            <text:p>134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193" calcext:value-type="float">
            <text:p>193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279" calcext:value-type="float">
            <text:p>279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179" calcext:value-type="float">
            <text:p>179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187" calcext:value-type="float">
            <text:p>187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222" calcext:value-type="float">
            <text:p>222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243" calcext:value-type="float">
            <text:p>243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Kha'po Owingeh</text:p>
          </table:table-cell>
          <table:table-cell office:value-type="float" office:value="511" calcext:value-type="float">
            <text:p>511</text:p>
          </table:table-cell>
          <table:table-cell office:value-type="float" office:value="35.971111" calcext:value-type="float">
            <text:p>35.971111</text:p>
          </table:table-cell>
          <table:table-cell office:value-type="float" office:value="-106.089167" calcext:value-type="float">
            <text:p>-106.089167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316" calcext:value-type="float">
            <text:p>316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260" calcext:value-type="float">
            <text:p>260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202" calcext:value-type="float">
            <text:p>202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568" calcext:value-type="float">
            <text:p>568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343" calcext:value-type="float">
            <text:p>343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373" calcext:value-type="float">
            <text:p>373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422" calcext:value-type="float">
            <text:p>422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388" calcext:value-type="float">
            <text:p>388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Ohkay Owingeh</text:p>
          </table:table-cell>
          <table:table-cell office:value-type="float" office:value="152" calcext:value-type="float">
            <text:p>152</text:p>
          </table:table-cell>
          <table:table-cell office:value-type="float" office:value="36.054167" calcext:value-type="float">
            <text:p>36.054167</text:p>
          </table:table-cell>
          <table:table-cell office:value-type="float" office:value="-106.070278" calcext:value-type="float">
            <text:p>-106.070278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328" calcext:value-type="float">
            <text:p>328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254" calcext:value-type="float">
            <text:p>254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251" calcext:value-type="float">
            <text:p>251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222" calcext:value-type="float">
            <text:p>222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143" calcext:value-type="float">
            <text:p>143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120" calcext:value-type="float">
            <text:p>120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95" calcext:value-type="float">
            <text:p>95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104" calcext:value-type="float">
            <text:p>104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Picuris</text:p>
          </table:table-cell>
          <table:table-cell office:value-type="string" calcext:value-type="string">
            <text:p>P'iwwelta</text:p>
          </table:table-cell>
          <table:table-cell office:value-type="float" office:value="99" calcext:value-type="float">
            <text:p>99</text:p>
          </table:table-cell>
          <table:table-cell office:value-type="float" office:value="36.2025" calcext:value-type="float">
            <text:p>36.2025</text:p>
          </table:table-cell>
          <table:table-cell office:value-type="float" office:value="-105.711667" calcext:value-type="float">
            <text:p>-105.711667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505" calcext:value-type="float">
            <text:p>505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518" calcext:value-type="float">
            <text:p>518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531" calcext:value-type="float">
            <text:p>531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361" calcext:value-type="float">
            <text:p>361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363" calcext:value-type="float">
            <text:p>363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324" calcext:value-type="float">
            <text:p>324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462" calcext:value-type="float">
            <text:p>462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517" calcext:value-type="float">
            <text:p>517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2" office:value-type="string" calcext:value-type="string">
            <text:p>Taos</text:p>
          </table:table-cell>
          <table:table-cell office:value-type="float" office:value="842" calcext:value-type="float">
            <text:p>842</text:p>
          </table:table-cell>
          <table:table-cell office:value-type="float" office:value="36.448611" calcext:value-type="float">
            <text:p>36.448611</text:p>
          </table:table-cell>
          <table:table-cell office:value-type="float" office:value="-105.553889" calcext:value-type="float">
            <text:p>-105.553889</text:p>
          </table:table-cell>
          <table:table-cell office:value-type="float" office:value="2170" calcext:value-type="float">
            <text:p>21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2:00:32.603626000</meta:creation-date>
    <dc:date>2017-11-02T10:09:04.572755000</dc:date>
    <meta:editing-duration>PT20H36M5S</meta:editing-duration>
    <meta:editing-cycles>5</meta:editing-cycles>
    <meta:generator>LibreOffice/5.1.4.2$MacOSX_X86_64 LibreOffice_project/f99d75f39f1c57ebdd7ffc5f42867c12031db97a</meta:generator>
    <meta:document-statistic meta:table-count="1" meta:cell-count="1204" meta:object-count="0"/>
  </office:meta>
</office:document-meta>
</file>